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80000000800F8F8D7EFB8EC7DA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, Arial, sans-serif"/>
    <style:font-face style:name="Tahoma" svg:font-family="Tahoma" style:font-family-generic="swiss"/>
    <style:font-face style:name="Verdana" svg:font-family="Verdana, sans-serif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padding="0.049cm" fo:border="none"/>
      <style:text-properties style:font-name="Tahoma"/>
    </style:style>
    <style:style style:name="P2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normal" officeooo:paragraph-rsid="00171774"/>
    </style:style>
    <style:style style:name="P3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171774"/>
    </style:style>
    <style:style style:name="P4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S hne" fo:font-size="12pt" fo:letter-spacing="normal" fo:font-style="normal" fo:font-weight="normal" officeooo:paragraph-rsid="00171774"/>
    </style:style>
    <style:style style:name="P5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normal" officeooo:paragraph-rsid="00171774"/>
    </style:style>
    <style:style style:name="P6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normal" officeooo:paragraph-rsid="0024300f"/>
    </style:style>
    <style:style style:name="P7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normal" officeooo:paragraph-rsid="00245b8a"/>
    </style:style>
    <style:style style:name="P8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S hne" fo:font-size="12pt" fo:letter-spacing="normal" fo:font-style="normal" fo:font-weight="bold" officeooo:paragraph-rsid="00171774" style:font-weight-asian="bold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bold" officeooo:paragraph-rsid="00171774" style:font-weight-asian="bold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bold" officeooo:paragraph-rsid="0024300f" style:font-weight-asian="bold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none"/>
      <style:text-properties fo:font-variant="normal" fo:text-transform="none" fo:color="#000000" loext:opacity="100%" style:font-name="S hne" fo:font-size="12pt" fo:letter-spacing="normal" fo:font-style="normal" fo:font-weight="bold" officeooo:paragraph-rsid="00245b8a" style:font-weight-asian="bold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line-height="150%" fo:text-align="center" style:justify-single-word="false" fo:padding="0.049cm" fo:border="0.06pt solid #000000"/>
      <style:text-properties fo:font-variant="normal" fo:text-transform="none" fo:color="#000000" loext:opacity="100%" style:font-name="S hne" fo:font-size="12pt" fo:letter-spacing="normal" fo:font-style="normal" fo:font-weight="bold" officeooo:paragraph-rsid="00171774" style:font-weight-asian="bold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S hne" fo:font-size="12pt" fo:letter-spacing="normal" fo:font-style="normal" fo:font-weight="bold" officeooo:paragraph-rsid="00171774"/>
    </style:style>
    <style:style style:name="P14" style:family="paragraph" style:parent-style-name="Text_20_body" style:list-style-name="L9">
      <loext:graphic-properties draw:fill-gradient-name="gradient" draw:fill-hatch-name="hatch"/>
      <style:paragraph-properties fo:padding="0.049cm" fo:border="none"/>
      <style:text-properties officeooo:paragraph-rsid="00245b8a"/>
    </style:style>
    <style:style style:name="P15" style:family="paragraph" style:parent-style-name="Text_20_body" style:list-style-name="L9">
      <loext:graphic-properties draw:fill-gradient-name="gradient" draw:fill-hatch-name="hatch"/>
      <style:paragraph-properties fo:padding="0.049cm" fo:border="none"/>
      <style:text-properties fo:font-weight="bold" officeooo:paragraph-rsid="00245b8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Tahoma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T4" style:family="text">
      <style:text-properties loext:padding="0.049cm" loext:border="0.06pt solid #d9d9e3"/>
    </style:style>
    <style:style style:name="T5" style:family="text">
      <style:text-properties fo:color="#d1d5db" loext:opacity="100%"/>
    </style:style>
    <style:style style:name="T6" style:family="text">
      <style:text-properties style:font-name="Tahoma"/>
    </style:style>
    <style:style style:name="T7" style:family="text">
      <style:text-properties style:font-name="Tahoma" loext:padding="0.049cm" loext:border="0.06pt solid #d9d9e3"/>
    </style:style>
    <style:style style:name="T8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Dicionários em Python são estruturas de dados que permitem armazenar pares de chave-valor. Cada elemento em um dicionário consiste em uma chave única e um valor associado a essa chave. Os dicionários são úteis para mapear informações relacionadas e acessá-las de forma eficiente.</text:p>
      <text:p text:style-name="P1">Aqui estão alguns conceitos básicos sobre dicionários em Python:</text:p>
      <text:list xml:id="list1126018189" text:style-name="L9">
        <text:list-item>
          <text:p text:style-name="P15"><text:span text:style-name="T6">Criação de dicionários: </text:span></text:p>
          <text:p text:style-name="P14"><text:span text:style-name="T6">É possível criar dicionários usando chaves </text:span><text:span text:style-name="Source_20_Text"><text:span text:style-name="T7">{}</text:span></text:span><text:span text:style-name="T6"> e especificando os pares de chave-valor separados por vírgulas. Por exemplo:</text:span><text:span text:style-name="T2"><text:tab/><text:tab/></text:span><text:span text:style-name="T3"><text:tab/><text:tab/><text:tab/></text:span></text:p>
        </text:list-item>
      </text:list>
      <text:p text:style-name="P9"># Criando um dicionário vazio</text:p>
      <text:p text:style-name="P4"/>
      <text:p text:style-name="P12">dicionario_vazio = {}</text:p>
      <text:p text:style-name="P4"/>
      <text:p text:style-name="P5"/>
      <text:p text:style-name="P8"># Criando um dicionário com elementos</text:p>
      <text:p text:style-name="P8">dicionario = {'chave1': valor1, 'chave2': valor2, 'chave3': valor3}</text:p>
      <text:p text:style-name="P10">Acesso aos valores de um dicionário: </text:p>
      <text:p text:style-name="P6">Os valores de um dicionário podem ser acessados usando a chave correspondente. Por exemplo:</text:p>
      <text:p text:style-name="P8"># Acessando um valor específico</text:p>
      <text:p text:style-name="P8">valor = dicionario['chave']</text:p>
      <text:p text:style-name="P5"/>
      <text:p text:style-name="P5"/>
      <text:p text:style-name="P5"/>
      <text:p text:style-name="P5"/>
      <text:p text:style-name="P11"><text:soft-page-break/></text:p>
      <text:p text:style-name="P11">Adição e atualização de elementos: </text:p>
      <text:p text:style-name="P7">É possível adicionar novos elementos a um dicionário ou atualizar os valores existentes usando a sintaxe <text:span text:style-name="Source_20_Text"><text:span text:style-name="T4">dicionario[chave] = valor</text:span></text:span>. Por exemplo:</text:p>
      <text:p text:style-name="P8"># Adicionando um novo elemento</text:p>
      <text:p text:style-name="P8">dicionario['nova_chave'] = novo_valor</text:p>
      <text:p text:style-name="P5"/>
      <text:p text:style-name="P8"># Atualizando um valor existente</text:p>
      <text:p text:style-name="P13"><text:span text:style-name="T8">dicionario['chave_existente'] = novo_valor</text:span></text:p>
      <text:p text:style-name="P7"><text:span text:style-name="T1"/></text:p>
      <text:p text:style-name="P7"><text:span text:style-name="T1">Remoção de elementos: </text:span></text:p>
      <text:p text:style-name="P7">Os elementos de um dicionário podem ser removidos usando a palavra-chave <text:span text:style-name="Source_20_Text"><text:span text:style-name="T4">del</text:span></text:span> seguida pela chave. Por exemplo:</text:p>
      <text:p text:style-name="P8"># Removendo um elemento específico</text:p>
      <text:p text:style-name="P8">del dicionario['chave']</text:p>
      <text:p text:style-name="P9"/>
      <text:p text:style-name="P8"># Removendo todos os elementos do dicionário</text:p>
      <text:p text:style-name="P8">dicionario.clear()</text:p>
      <text:p text:style-name="P9"/>
      <text:p text:style-name="P8"># Removendo o dicionário por completo</text:p>
      <text:p text:style-name="P8">del dicionario</text:p>
      <text:p text:style-name="P5"/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>Verificação de existência de chave: </text:span></text:p>
      <text:p text:style-name="P6">É possível verificar se uma chave existe em um dicionário usando o operador <text:span text:style-name="Source_20_Text"><text:span text:style-name="T4">in</text:span></text:span>. Por exemplo:</text:p>
      <text:p text:style-name="P4"># Verificando a existência de uma chave</text:p>
      <text:p text:style-name="P4">if 'chave' in dicionario:</text:p>
      <text:p text:style-name="P4"><text:s text:c="4"/># Faça algo</text:p>
      <text:p text:style-name="P5"/>
      <text:p text:style-name="P10">Percorrendo um dicionário: </text:p>
      <text:p text:style-name="P6">É possível percorrer os elementos de um dicionário usando loops <text:span text:style-name="Source_20_Text"><text:span text:style-name="T4">for</text:span></text:span>. Por padrão, o loop percorrerá as chaves, mas é possível obter os valores correspondentes usando o método <text:span text:style-name="Source_20_Text"><text:span text:style-name="T4">values()</text:span></text:span> ou os pares chave-valor usando o método <text:span text:style-name="Source_20_Text"><text:span text:style-name="T4">items()</text:span></text:span>. Por exemplo:</text:p>
      <text:p text:style-name="P8"># Percorrendo as chaves do dicionário</text:p>
      <text:p text:style-name="P8">for chave in dicionario:</text:p>
      <text:p text:style-name="P8"><text:s text:c="4"/>valor = dicionario[chave]</text:p>
      <text:p text:style-name="P8"><text:s text:c="4"/># Faça algo com a chave e o valor</text:p>
      <text:p text:style-name="P5"/>
      <text:p text:style-name="P8"># Percorrendo os valores do dicionário</text:p>
      <text:p text:style-name="P8">for valor in dicionario.values():</text:p>
      <text:p text:style-name="P8"><text:s text:c="4"/># Faça algo com o valor</text:p>
      <text:p text:style-name="P5"/>
      <text:p text:style-name="P8"># Percorrendo os pares chave-valor do dicionário</text:p>
      <text:p text:style-name="P8">for chave, valor in dicionario.items():</text:p>
      <text:p text:style-name="P8"><text:s text:c="4"/># Faça algo com a chave e o valor</text:p>
      <text:p text:style-name="P5"><text:soft-page-break/></text:p>
      <text:p text:style-name="P5">Esses são apenas alguns conceitos básicos sobre dicionários em Python. Eles são uma estrutura poderosa e flexível para armazenar e manipular dados. Você po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, Arial, sans-serif"/>
    <style:font-face style:name="Tahoma" svg:font-family="Tahoma" style:font-family-generic="swiss"/>
    <style:font-face style:name="Verdana" svg:font-family="Verdana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7.108cm" svg:y="-1.588cm" svg:width="2.263cm" svg:height="2.263cm" draw:z-index="3"><draw:image xlink:href="Pictures/100000010000080000000800F8F8D7EFB8EC7DAC.png" xlink:type="simple" xlink:show="embed" xlink:actuate="onLoad" draw:mime-type="image/pn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7:25:32.511084744</meta:creation-date>
    <dc:date>2023-06-09T21:48:10.889785776</dc:date>
    <meta:editing-duration>PT2H3M35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4" meta:paragraph-count="44" meta:word-count="369" meta:character-count="2441" meta:non-whitespace-character-count="2086"/>
  </office:meta>
</office:document-meta>
</file>